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20000009000013050000138AD1B741B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, Tahoma, sans-serif"/>
    <style:font-face style:name="sans-serif" svg:font-family="sans-serif"/>
    <style:font-face style:name="Calibri2" svg:font-family="Calibri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9pt" officeooo:rsid="0012bab7" style:font-size-asian="9pt" style:font-size-complex="9pt"/>
    </style:style>
    <style:style style:name="P2" style:family="paragraph" style:parent-style-name="No_20_Spacing" style:master-page-name="Standard">
      <style:paragraph-properties fo:text-align="center" style:justify-single-word="false" style:page-number="auto"/>
      <style:text-properties style:font-name="Arial" fo:font-size="14pt" officeooo:rsid="001a9abf" officeooo:paragraph-rsid="00207464" style:font-size-asian="14pt" style:font-size-complex="14pt"/>
    </style:style>
    <style:style style:name="P3" style:family="paragraph" style:parent-style-name="No_20_Spacing">
      <style:text-properties fo:font-size="8pt" officeooo:rsid="001a9abf" officeooo:paragraph-rsid="001ee293" style:font-size-asian="8pt" style:font-size-complex="8pt"/>
    </style:style>
    <style:style style:name="P4" style:family="paragraph" style:parent-style-name="No_20_Spacing">
      <style:text-properties fo:font-size="8pt" officeooo:rsid="001a9abf" officeooo:paragraph-rsid="00207464" style:font-size-asian="8pt" style:font-size-complex="8pt"/>
    </style:style>
    <style:style style:name="P5" style:family="paragraph" style:parent-style-name="No_20_Spacing">
      <style:text-properties fo:font-size="8pt" officeooo:rsid="001a9abf" officeooo:paragraph-rsid="0020e9d9" style:font-size-asian="8pt" style:font-size-complex="8pt"/>
    </style:style>
    <style:style style:name="P6" style:family="paragraph" style:parent-style-name="No_20_Spacing">
      <style:text-properties fo:font-size="8pt" officeooo:rsid="001a9abf" officeooo:paragraph-rsid="00223417" style:font-size-asian="8pt" style:font-size-complex="8pt"/>
    </style:style>
    <style:style style:name="P7" style:family="paragraph" style:parent-style-name="No_20_Spacing">
      <style:text-properties fo:font-size="8pt" officeooo:rsid="001a9abf" officeooo:paragraph-rsid="00257d9c" style:font-size-asian="8pt" style:font-size-complex="8pt"/>
    </style:style>
    <style:style style:name="P8" style:family="paragraph" style:parent-style-name="No_20_Spacing">
      <style:text-properties fo:font-size="8pt" officeooo:rsid="001a9abf" officeooo:paragraph-rsid="002a8614" style:font-size-asian="8pt" style:font-size-complex="8pt"/>
    </style:style>
    <style:style style:name="P9" style:family="paragraph" style:parent-style-name="No_20_Spacing">
      <style:paragraph-properties fo:text-align="justify" style:justify-single-word="false"/>
      <style:text-properties fo:font-size="8pt" officeooo:rsid="001a9abf" officeooo:paragraph-rsid="00257d9c" style:font-size-asian="8pt" style:font-size-complex="8pt"/>
    </style:style>
    <style:style style:name="P10" style:family="paragraph" style:parent-style-name="No_20_Spacing">
      <style:text-properties fo:font-size="8pt" fo:font-style="italic" fo:font-weight="bold" officeooo:rsid="001a9abf" officeooo:paragraph-rsid="00223417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No_20_Spacing">
      <style:text-properties fo:font-size="8pt" fo:font-style="normal" officeooo:rsid="001a9abf" officeooo:paragraph-rsid="0020e9d9" style:font-size-asian="8pt" style:font-style-asian="normal" style:font-size-complex="8pt" style:font-style-complex="normal"/>
    </style:style>
    <style:style style:name="P12" style:family="paragraph" style:parent-style-name="No_20_Spacing">
      <style:text-properties style:font-name="Calibri1" fo:font-size="8pt" officeooo:rsid="001a9abf" officeooo:paragraph-rsid="00257d9c" style:font-size-asian="8pt" style:font-size-complex="8pt"/>
    </style:style>
    <style:style style:name="P13" style:family="paragraph" style:parent-style-name="No_20_Spacing">
      <style:text-properties style:font-name="Calibri1" fo:font-size="8pt" officeooo:rsid="001a9abf" officeooo:paragraph-rsid="002a8614" style:font-size-asian="8pt" style:font-size-complex="8pt"/>
    </style:style>
    <style:style style:name="P14" style:family="paragraph" style:parent-style-name="No_20_Spacing">
      <style:text-properties style:font-name="Calibri1" fo:font-size="14pt" fo:font-weight="bold" officeooo:rsid="001a9abf" officeooo:paragraph-rsid="00257d9c" style:font-size-asian="14pt" style:font-weight-asian="bold" style:font-size-complex="14pt" style:font-weight-complex="bold"/>
    </style:style>
    <style:style style:name="P15" style:family="paragraph" style:parent-style-name="No_20_Spacing">
      <style:text-properties style:font-name="Calibri1" fo:font-size="10pt" officeooo:rsid="001a9abf" officeooo:paragraph-rsid="00257d9c" style:font-size-asian="10pt" style:font-size-complex="10pt"/>
    </style:style>
    <style:style style:name="P16" style:family="paragraph" style:parent-style-name="No_20_Spacing">
      <style:text-properties style:font-name="Calibri1" fo:font-size="10pt" officeooo:rsid="001a9abf" officeooo:paragraph-rsid="002a8614" style:font-size-asian="10pt" style:font-size-complex="10pt"/>
    </style:style>
    <style:style style:name="P17" style:family="paragraph" style:parent-style-name="No_20_Spacing">
      <style:paragraph-properties fo:text-align="center" style:justify-single-word="false"/>
      <style:text-properties style:font-name="Arial" fo:font-size="14pt" officeooo:rsid="001a9abf" officeooo:paragraph-rsid="00207464" style:font-size-asian="14pt" style:font-size-complex="14pt"/>
    </style:style>
    <style:style style:name="P18" style:family="paragraph" style:parent-style-name="No_20_Spacing">
      <style:text-properties style:font-name="Arial" fo:font-size="12pt" officeooo:rsid="001a9abf" officeooo:paragraph-rsid="00257d9c" style:font-size-asian="12pt" style:font-size-complex="12pt"/>
    </style:style>
    <style:style style:name="P19" style:family="paragraph" style:parent-style-name="No_20_Spacing">
      <style:paragraph-properties fo:text-align="justify" style:justify-single-word="false"/>
      <style:text-properties style:font-name="Arial" fo:font-size="12pt" officeooo:rsid="001a9abf" officeooo:paragraph-rsid="002a8614" style:font-size-asian="12pt" style:font-size-complex="12pt"/>
    </style:style>
    <style:style style:name="P20" style:family="paragraph" style:parent-style-name="No_20_Spacing">
      <style:text-properties style:font-name="Tahoma" fo:font-size="7pt" officeooo:rsid="001a9abf" officeooo:paragraph-rsid="00223417" style:font-size-asian="7pt" style:font-size-complex="7pt"/>
    </style:style>
    <style:style style:name="P21" style:family="paragraph" style:parent-style-name="No_20_Spacing">
      <style:text-properties style:font-name="Tahoma" fo:font-size="7pt" officeooo:rsid="001a9abf" officeooo:paragraph-rsid="00257d9c" style:font-size-asian="7pt" style:font-size-complex="7pt"/>
    </style:style>
    <style:style style:name="P22" style:family="paragraph" style:parent-style-name="No_20_Spacing">
      <style:text-properties style:font-name="Tahoma" fo:font-size="7pt" officeooo:rsid="001a9abf" officeooo:paragraph-rsid="0026c5d5" style:font-size-asian="7pt" style:font-size-complex="7pt"/>
    </style:style>
    <style:style style:name="P23" style:family="paragraph" style:parent-style-name="No_20_Spacing">
      <style:text-properties style:font-name="Tahoma" fo:font-size="7pt" officeooo:rsid="001a9abf" officeooo:paragraph-rsid="002a8614" style:font-size-asian="7pt" style:font-size-complex="7pt"/>
    </style:style>
    <style:style style:name="P24" style:family="paragraph" style:parent-style-name="No_20_Spacing">
      <style:text-properties style:font-name="Tahoma" fo:font-size="7pt" fo:font-style="normal" officeooo:rsid="001a9abf" officeooo:paragraph-rsid="0020e9d9" style:font-size-asian="7pt" style:font-style-asian="normal" style:font-size-complex="7pt" style:font-style-complex="normal"/>
    </style:style>
    <style:style style:name="P25" style:family="paragraph" style:parent-style-name="No_20_Spacing">
      <style:text-properties fo:font-size="12pt" officeooo:rsid="001a9abf" officeooo:paragraph-rsid="0020e9d9" style:font-size-asian="12pt" style:font-size-complex="12pt"/>
    </style:style>
    <style:style style:name="P26" style:family="paragraph" style:parent-style-name="No_20_Spacing">
      <style:text-properties fo:font-size="12pt" officeooo:rsid="001a9abf" officeooo:paragraph-rsid="00223417" style:font-size-asian="12pt" style:font-size-complex="12pt"/>
    </style:style>
    <style:style style:name="P27" style:family="paragraph" style:parent-style-name="No_20_Spacing">
      <style:text-properties fo:font-size="12pt" officeooo:rsid="001a9abf" officeooo:paragraph-rsid="00239844" style:font-size-asian="12pt" style:font-size-complex="12pt"/>
    </style:style>
    <style:style style:name="P28" style:family="paragraph" style:parent-style-name="No_20_Spacing">
      <style:paragraph-properties fo:text-align="justify" style:justify-single-word="false"/>
      <style:text-properties fo:font-size="12pt" officeooo:rsid="001a9abf" officeooo:paragraph-rsid="00223417" style:font-size-asian="12pt" style:font-size-complex="12pt"/>
    </style:style>
    <style:style style:name="P29" style:family="paragraph" style:parent-style-name="No_20_Spacing">
      <style:text-properties fo:font-size="12pt" fo:font-style="italic" officeooo:rsid="001a9abf" officeooo:paragraph-rsid="0020e9d9" style:font-size-asian="12pt" style:font-style-asian="italic" style:font-size-complex="12pt" style:font-style-complex="italic"/>
    </style:style>
    <style:style style:name="P30" style:family="paragraph" style:parent-style-name="No_20_Spacing">
      <style:paragraph-properties fo:text-align="justify" style:justify-single-word="false"/>
      <style:text-properties fo:font-size="12pt" fo:font-weight="normal" officeooo:rsid="001a9abf" officeooo:paragraph-rsid="002a8614" style:font-size-asian="12pt" style:font-weight-asian="normal" style:font-size-complex="12pt" style:font-weight-complex="normal"/>
    </style:style>
    <style:style style:name="P31" style:family="paragraph" style:parent-style-name="No_20_Spacing">
      <style:paragraph-properties fo:text-align="justify" style:justify-single-word="false">
        <style:tab-stops>
          <style:tab-stop style:position="13.406cm"/>
        </style:tab-stops>
      </style:paragraph-properties>
      <style:text-properties fo:font-size="12pt" fo:font-weight="normal" officeooo:rsid="001a9abf" officeooo:paragraph-rsid="002a8614" style:font-size-asian="12pt" style:font-weight-asian="normal" style:font-size-complex="12pt" style:font-weight-complex="normal"/>
    </style:style>
    <style:style style:name="P32" style:family="paragraph" style:parent-style-name="No_20_Spacing">
      <style:text-properties fo:font-size="14pt" fo:font-weight="bold" officeooo:rsid="001a9abf" officeooo:paragraph-rsid="001ee293" style:font-size-asian="14pt" style:font-weight-asian="bold" style:font-size-complex="14pt" style:font-weight-complex="bold"/>
    </style:style>
    <style:style style:name="P33" style:family="paragraph" style:parent-style-name="No_20_Spacing">
      <style:text-properties fo:font-size="14pt" fo:font-weight="bold" officeooo:rsid="001a9abf" officeooo:paragraph-rsid="00223417" style:font-size-asian="14pt" style:font-weight-asian="bold" style:font-size-complex="14pt" style:font-weight-complex="bold"/>
    </style:style>
    <style:style style:name="P34" style:family="paragraph" style:parent-style-name="No_20_Spacing">
      <style:text-properties fo:font-size="14pt" fo:font-weight="bold" officeooo:rsid="001a9abf" officeooo:paragraph-rsid="002a8614" style:font-size-asian="14pt" style:font-weight-asian="bold" style:font-size-complex="14pt" style:font-weight-complex="bold"/>
    </style:style>
    <style:style style:name="P35" style:family="paragraph" style:parent-style-name="No_20_Spacing">
      <style:paragraph-properties>
        <style:tab-stops>
          <style:tab-stop style:position="13.406cm"/>
        </style:tab-stops>
      </style:paragraph-properties>
      <style:text-properties fo:font-size="14pt" fo:font-weight="bold" officeooo:rsid="001a9abf" officeooo:paragraph-rsid="002a8614" style:font-size-asian="14pt" style:font-weight-asian="bold" style:font-size-complex="14pt" style:font-weight-complex="bold"/>
    </style:style>
    <style:style style:name="P36" style:family="paragraph" style:parent-style-name="No_20_Spacing">
      <style:paragraph-properties>
        <style:tab-stops>
          <style:tab-stop style:position="13.406cm"/>
        </style:tab-stops>
      </style:paragraph-properties>
      <style:text-properties fo:font-size="14pt" fo:font-weight="bold" officeooo:rsid="001a9abf" officeooo:paragraph-rsid="002b2918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18e4b6" officeooo:paragraph-rsid="0018e4b6"/>
    </style:style>
    <style:style style:name="P38" style:family="paragraph" style:parent-style-name="Table_20_Contents">
      <style:paragraph-properties fo:text-align="center" style:justify-single-word="false"/>
      <style:text-properties officeooo:rsid="0018e4b6" officeooo:paragraph-rsid="0018e4b6"/>
    </style:style>
    <style:style style:name="P39" style:family="paragraph" style:parent-style-name="Table_20_Contents">
      <style:paragraph-properties fo:text-align="end" style:justify-single-word="false"/>
      <style:text-properties fo:font-size="8pt" officeooo:rsid="0018e4b6" officeooo:paragraph-rsid="00294176" style:font-size-asian="8pt" style:font-size-complex="8pt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505050" style:font-name="Calibri1" fo:font-size="12pt" fo:letter-spacing="normal" fo:font-style="normal" fo:font-weight="normal" officeooo:rsid="001a9abf" officeooo:paragraph-rsid="001ee293" style:font-size-asian="12pt" style:font-size-complex="12pt"/>
    </style:style>
    <style:style style:name="P41" style:family="paragraph" style:parent-style-name="Text_20_body">
      <style:text-properties fo:font-variant="normal" fo:text-transform="none" fo:color="#505050" style:font-name="Calibri1" fo:font-size="10pt" fo:letter-spacing="normal" fo:font-style="normal" fo:font-weight="normal" officeooo:rsid="001a9abf" officeooo:paragraph-rsid="002a8614" style:font-size-asian="10pt" style:font-size-complex="10pt"/>
    </style:style>
    <style:style style:name="P42" style:family="paragraph" style:parent-style-name="Text_20_body" style:list-style-name="L3">
      <style:paragraph-properties fo:text-align="justify" style:justify-single-word="false"/>
      <style:text-properties fo:font-variant="normal" fo:text-transform="none" fo:color="#505050" style:font-name="Arial" fo:font-size="8pt" fo:letter-spacing="normal" fo:font-style="normal" fo:font-weight="bold" officeooo:rsid="001a9abf" officeooo:paragraph-rsid="0026c5d5" style:font-size-asian="8pt" style:font-weight-asian="bold" style:font-size-complex="8pt" style:font-weight-complex="bold"/>
    </style:style>
    <style:style style:name="T1" style:family="text">
      <style:text-properties officeooo:rsid="001ce9cb"/>
    </style:style>
    <style:style style:name="T2" style:family="text">
      <style:text-properties officeooo:rsid="001ee293"/>
    </style:style>
    <style:style style:name="T3" style:family="text">
      <style:text-properties officeooo:rsid="00207464"/>
    </style:style>
    <style:style style:name="T4" style:family="text">
      <style:text-properties officeooo:rsid="0020e9d9"/>
    </style:style>
    <style:style style:name="T5" style:family="text">
      <style:text-properties officeooo:rsid="00223417"/>
    </style:style>
    <style:style style:name="T6" style:family="text">
      <style:text-properties fo:font-weight="bold" officeooo:rsid="002a8614" style:font-weight-asian="bold" style:font-weight-complex="bold"/>
    </style:style>
    <style:style style:name="T7" style:family="text">
      <style:text-properties officeooo:rsid="00239844"/>
    </style:style>
    <style:style style:name="T8" style:family="text">
      <style:text-properties fo:font-style="italic" officeooo:rsid="0020e9d9" style:font-style-asian="italic" style:font-style-complex="italic"/>
    </style:style>
    <style:style style:name="T9" style:family="text">
      <style:text-properties fo:font-style="italic" officeooo:rsid="00223417" style:font-style-asian="italic" style:font-style-complex="italic"/>
    </style:style>
    <style:style style:name="T10" style:family="text">
      <style:text-properties fo:font-variant="normal" fo:text-transform="none" fo:color="#505050" fo:letter-spacing="normal" fo:font-style="normal" fo:font-weight="normal" officeooo:rsid="00257d9c"/>
    </style:style>
    <style:style style:name="T11" style:family="text">
      <style:text-properties fo:font-variant="normal" fo:text-transform="none" fo:color="#505050" fo:letter-spacing="normal" fo:font-style="normal" fo:font-weight="normal" officeooo:rsid="001ee293"/>
    </style:style>
    <style:style style:name="T12" style:family="text">
      <style:text-properties fo:font-variant="normal" fo:text-transform="none" fo:color="#505050" fo:letter-spacing="normal" fo:font-style="normal" fo:font-weight="normal" officeooo:rsid="0020e9d9"/>
    </style:style>
    <style:style style:name="T13" style:family="text">
      <style:text-properties fo:font-variant="normal" fo:text-transform="none" fo:color="#505050" fo:letter-spacing="normal" fo:font-style="normal" fo:font-weight="normal" officeooo:rsid="002a8614"/>
    </style:style>
    <style:style style:name="T14" style:family="text">
      <style:text-properties officeooo:rsid="00257d9c"/>
    </style:style>
    <style:style style:name="T15" style:family="text">
      <style:text-properties fo:font-size="14pt" fo:font-weight="bold" officeooo:rsid="00223417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ee293" style:font-size-asian="14pt" style:font-weight-asian="bold" style:font-size-complex="14pt" style:font-weight-complex="bold"/>
    </style:style>
    <style:style style:name="T17" style:family="text">
      <style:text-properties style:font-name="Calibri1" officeooo:rsid="00223417"/>
    </style:style>
    <style:style style:name="T18" style:family="text">
      <style:text-properties officeooo:rsid="0026c5d5"/>
    </style:style>
    <style:style style:name="T19" style:family="text">
      <style:text-properties officeooo:rsid="00294176"/>
    </style:style>
    <style:style style:name="T20" style:family="text">
      <style:text-properties officeooo:rsid="002a8614"/>
    </style:style>
    <style:style style:name="T21" style:family="text">
      <style:text-properties officeooo:rsid="002b291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17"><text:span text:style-name="T2">Pastas a checar nas </text:span><text:span text:style-name="T3">instalações / </text:span><text:span text:style-name="T2">atualizações</text:span></text:p>
      <text:p text:style-name="P3"><text:span text:style-name="T2"/></text:p>
      <text:p text:style-name="P7"><text:span text:style-name="T15">Pasta: &lt;aplicação&gt;\</text:span><text:span text:style-name="T16">capicom</text:span></text:p>
      <text:p text:style-name="P9"><text:span text:style-name="T16"/></text:p>
      <text:p text:style-name="P40"><text:span text:style-name="T2">Est</text:span><text:span text:style-name="T4">a</text:span><text:span text:style-name="T2"> </text:span><text:span text:style-name="T4">pasta</text:span><text:span text:style-name="T2"> contém os arquivos redistribuíveis para CAPICOM 2.1.0.</text:span><text:span text:style-name="T4">2</text:span><text:span text:style-name="T2">. O CAPICOM </text:span><text:span text:style-name="T4">é</text:span><text:span text:style-name="T2"> usado para assinar dados digitalmente, assinar código, verificar assinaturas digitais, ocultar dados para privacidade, analisar dados, criptografar/descriptografar dados e mais. </text:span></text:p>
      <text:list xml:id="list7797845806332360851" text:style-name="L3">
        <text:list-item>
          <text:p text:style-name="P42"><text:span text:style-name="T18">Observação: O programa de instalação executa automaticamente o instala.bat, mas a casos que é necessário executar manualmente, utilizando direitos de Administrador do sistema. A função deste pequeno programa é copiar as dll para a pasta system do sistema operacional. </text:span></text:p>
        </text:list-item>
      </text:list>
      <text:p text:style-name="P15"><text:span text:style-name="T14">Arquivos da pasta:</text:span></text:p>
      <text:p text:style-name="P12"><text:span text:style-name="T14"/></text:p>
      <text:p text:style-name="P21"><text:span text:style-name="T14">instala.bat</text:span></text:p>
      <text:p text:style-name="P22"><text:span text:style-name="T18">capicom.dll</text:span></text:p>
      <text:p text:style-name="P22"><text:span text:style-name="T18">msxml5.dll</text:span></text:p>
      <text:p text:style-name="P22"><text:span text:style-name="T18">msxml5r.dll</text:span></text:p>
      <text:p text:style-name="P3"><text:span text:style-name="T2"/></text:p>
      <text:p text:style-name="P3"><text:span text:style-name="T4"/></text:p>
      <text:p text:style-name="P32"><text:span text:style-name="T5">Pasta: &lt;aplicação&gt;\c</text:span><text:span text:style-name="T2">onfig</text:span></text:p>
      <text:p text:style-name="P3"><text:span text:style-name="T2"/></text:p>
      <text:p text:style-name="P25"><text:span text:style-name="T4">Esta pasta contém os arquivos de configurações para montagem do menu da aplicação e dependências.</text:span></text:p>
      <text:p text:style-name="P25"><text:span text:style-name="T4">Exemplo de conteúdo do arquivo mcli.ini:</text:span></text:p>
      <text:p text:style-name="P29"><text:span text:style-name="T4"/></text:p>
      <text:p text:style-name="P24"><text:span text:style-name="T4">[config]</text:span></text:p>
      <text:p text:style-name="P24"><text:span text:style-name="T4">Aba=Entidades</text:span></text:p>
      <text:p text:style-name="P24"><text:span text:style-name="T4">grupo=Tabelas</text:span></text:p>
      <text:p text:style-name="P24"><text:span text:style-name="T4">Botao=Clientes</text:span></text:p>
      <text:p text:style-name="P24"><text:span text:style-name="T4">dica=Cadastro de Clientes|Cadastros dos clientes ligados a empresa.</text:span></text:p>
      <text:p text:style-name="P24"><text:span text:style-name="T4">Formaabertura=2 </text:span><text:span text:style-name="T8">(1 – para abertura no modo modal, 2 </text:span><text:span text:style-name="T9">- </text:span><text:span text:style-name="T8">para abertura no modo paginado) </text:span></text:p>
      <text:p text:style-name="P24"><text:span text:style-name="T4">tamanhobotao=1 </text:span><text:span text:style-name="T8">(1 – para botão grande, 2 – para botão pequeno)</text:span></text:p>
      <text:p text:style-name="P24"><text:span text:style-name="T4"/></text:p>
      <text:p text:style-name="P24"><text:span text:style-name="T4">[dependencias]</text:span></text:p>
      <text:p text:style-name="P24"><text:span text:style-name="T4">modulos= medr,metf,mete,mrfc,mrfp, mrfb,mstc (o nome das bpls que este módulo </text:span><text:span text:style-name="T5">necessita</text:span><text:span text:style-name="T4">)</text:span></text:p>
      <text:p text:style-name="P11"><text:span text:style-name="T4"/></text:p>
      <text:p text:style-name="P26"><text:span text:style-name="T7">R</text:span><text:span text:style-name="T5">esultado:</text:span></text:p>
      <text:p text:style-name="P5"><text:span text:style-name="T4"/></text:p>
      <text:p text:style-name="P6"><text:span text:style-name="T5"><draw:frame draw:style-name="fr1" draw:name="figuras1" text:anchor-type="as-char" svg:width="3.337cm" svg:height="3.216cm" draw:z-index="0"><draw:image xlink:href="Pictures/20000009000013050000138AD1B741B3.svm" xlink:type="simple" xlink:show="embed" xlink:actuate="onLoad"/></draw:frame></text:span></text:p>
      <text:p text:style-name="P6"><text:span text:style-name="T5"/></text:p>
      <text:p text:style-name="P5"><text:span text:style-name="T4"/></text:p>
      <text:p text:style-name="P5"><text:span text:style-name="T4"/></text:p>
      <text:p text:style-name="P3"><text:span text:style-name="T2"/></text:p>
      <text:p text:style-name="P33"><text:span text:style-name="T5">Pasta: &lt;aplicação&gt;\</text:span><text:span text:style-name="T2">csvs</text:span></text:p>
      <text:p text:style-name="P33"><text:span text:style-name="T2"/></text:p>
      <text:p text:style-name="P28"><text:span text:style-name="T4">Esta pasta contém os arquivos de </text:span><text:span text:style-name="T5">dados</text:span><text:span text:style-name="T4"> </text:span><text:span text:style-name="T5">padrões </text:span><text:span text:style-name="T4">para</text:span><text:span text:style-name="T5"> as tabelas internas dos sistemas. Os mesmos serão importados a cada atualização, sua extensão ao serem baixados será .csv e após a verificação na primeira abertura do sistema, passará ser .ok. No caso de algum erro de importação a extensão passará para .err e será disparado um registro de erro on-line</text:span><text:span text:style-name="T4">. </text:span><text:span text:style-name="T7">Obs.: os quatro primeiros caracteres são numéricos para forçar uma ordem de importação correta e as três letras seguintes representam o nome da tabela no banco de dados.</text:span></text:p>
      <text:p text:style-name="P28"><text:span text:style-name="T4"/></text:p>
      <text:p text:style-name="P27"><text:soft-page-break/><text:span text:style-name="T4">Exemplo de conteúdo do arquivo </text:span><text:span text:style-name="T7">0003tpe.csv</text:span><text:span text:style-name="T4">:</text:span></text:p>
      <text:p text:style-name="P10"><text:span text:style-name="T4"/></text:p>
      <text:p text:style-name="P20"><text:span text:style-name="T5">"tpecodigo","tpeidentificacao"</text:span></text:p>
      <text:p text:style-name="P20"><text:span text:style-name="T5">1,"Física"</text:span></text:p>
      <text:p text:style-name="P20"><text:span text:style-name="T5">2,"Jurídica"</text:span></text:p>
      <text:p text:style-name="P20"><text:span text:style-name="T5">3,"Agricultor"</text:span></text:p>
      <text:p text:style-name="P20"><text:span text:style-name="T5">9,"Outros"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14"><text:span text:style-name="T5">Pasta: &lt;aplicação&gt;\</text:span><text:span text:style-name="T2">OpenSSL</text:span></text:p>
      <text:p text:style-name="P19"><text:span text:style-name="T11">Est</text:span><text:span text:style-name="T12">a</text:span><text:span text:style-name="T11"> </text:span><text:span text:style-name="T12">pasta</text:span><text:span text:style-name="T11"> contém os arquivos redistribuíveis para </text:span><text:span text:style-name="T10">OpenSSL</text:span><text:span text:style-name="T11"> </text:span><text:span text:style-name="T13">0</text:span><text:span text:style-name="T11">.</text:span><text:span text:style-name="T13">9</text:span><text:span text:style-name="T11">.</text:span><text:span text:style-name="T13">8</text:span><text:span text:style-name="T11">.</text:span><text:span text:style-name="T13">14</text:span><text:span text:style-name="T11">. O </text:span><text:span text:style-name="T10">OpenSSL</text:span><text:span text:style-name="T11">. </text:span><text:span text:style-name="T14">O OpenSSL é uma implementação de código aberto dos protocolos SSL e TLS. A biblioteca (escrita na linguagem C) implementa as funções básicas de criptografia e disponibiliza várias funções utilitárias. Também estão disponíveis wrappers que permitem o uso desta biblioteca em várias outras linguagens.</text:span><text:span text:style-name="T2"> </text:span></text:p>
      <text:p text:style-name="P18"><text:span text:style-name="T2"/></text:p>
      <text:p text:style-name="P41"><text:span text:style-name="T18">Observação: O programa de instalação executa automaticamente </text:span><text:span text:style-name="T20">a cópia destes arquivos para a pasta da aplicação</text:span><text:span text:style-name="T18">. </text:span></text:p>
      <text:p text:style-name="P16"><text:span text:style-name="T14">Arquivos da pasta:</text:span></text:p>
      <text:p text:style-name="P13"><text:span text:style-name="T14"/></text:p>
      <text:p text:style-name="P23"><text:span text:style-name="T20">libeay32.dll</text:span></text:p>
      <text:p text:style-name="P23"><text:span text:style-name="T20">openssl.exe</text:span></text:p>
      <text:p text:style-name="P23"><text:span text:style-name="T20">ssleay32.dll</text:span></text:p>
      <text:p text:style-name="P23"><text:span text:style-name="T20"/></text:p>
      <text:p text:style-name="P8"><text:span text:style-name="T2"/></text:p>
      <text:p text:style-name="P35"><text:span text:style-name="T17">Pasta: &lt;aplicação&gt;\</text:span><text:span text:style-name="T2">relat</text:span></text:p>
      <text:p text:style-name="P36"><text:span text:style-name="T21">Relatório </text:span></text:p>
      <text:p text:style-name="P31"><text:span text:style-name="T4">Esta pasta contém os arquivos de </text:span><text:span text:style-name="T20">relatórios da aplicação. A extensão dos arquivos será .fr3, os mesmos devem ser modificados </text:span><text:span text:style-name="T6">apenas</text:span><text:span text:style-name="T20"> no ambiente de suporte da Pégasus Sistemas, e após aprovação do cliente, ser transferido para o ambiente do cliente. No ambiente da Pégasus será criada uma pasta dentro da pasta clientes no servidor com o cnpj ou cpf do cliente e salvo o relatório customizado nesta pasta ou relatório especifico do cliente.</text:span></text:p>
      <text:p text:style-name="P30"><text:span text:style-name="T7"/></text:p>
      <text:p text:style-name="P34"><text:span text:style-name="T17">Pasta: &lt;aplicação&gt;\</text:span><text:span text:style-name="T2">Report</text:span></text:p>
      <text:p text:style-name="P34"><text:span text:style-name="T2"/></text:p>
      <text:p text:style-name="P34"><text:span text:style-name="T2"/></text:p>
      <text:p text:style-name="P34"><text:span text:style-name="T17">Pasta: &lt;aplicação&gt;\</text:span><text:span text:style-name="T2">Schemas</text:span></text:p>
      <text:p text:style-name="P34"><text:span text:style-name="T17">Pasta: &lt;aplicação&gt;\</text:span><text:span text:style-name="T2">scripts</text:span></text:p>
      <text:p text:style-name="P34"><text:span text:style-name="T17">Pasta: &lt;aplicação&gt;\</text:span><text:span text:style-name="T2">tema</text:span></text:p>
      <text:p text:style-name="P3"><text:span text:style-name="T2"/></text:p>
      <text:p text:style-name="P4"><text:span text:style-name="T3">no raiz da aplicação:</text:span></text:p>
      <text:p text:style-name="P4"><text:span text:style-name="T3">*.exe</text:span></text:p>
      <text:p text:style-name="P4"><text:span text:style-name="T3">*.bpl</text:span></text:p>
      <text:p text:style-name="P4"><text:span text:style-name="T3">*.dll</text:span></text:p>
      <text:p text:style-name="P4"><text:span text:style-name="T3">*.ini</text:span></text:p>
      <text:p text:style-name="P4"><text:span text:style-name="T3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, Tahoma, sans-serif"/>
    <style:font-face style:name="sans-serif" svg:font-family="sans-serif"/>
    <style:font-face style:name="Calibri2" svg:font-family="Calibri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size="11pt" fo:language="pt" fo:country="BR" style:letter-kerning="true" style:font-name-asian="SimSun1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>
      <style:paragraph-properties fo:margin-top="0cm" fo:margin-bottom="0cm" style:contextual-spacing="false" style:line-height-at-least="0.176cm" fo:orphans="2" fo:widows="2" fo:hyphenation-ladder-count="no-limit" style:writing-mode="lr-tb"/>
      <style:text-properties style:use-window-font-color="true" style:font-name="Calibri" fo:font-size="11pt" fo:language="pt" fo:country="BR" style:letter-kerning="true" style:font-name-asian="SimSun1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415cm" fo:margin-left="0.023cm" table:align="left" style:writing-mode="lr-tb"/>
    </style:style>
    <style:style style:name="Tabela1.A" style:family="table-column">
      <style:table-column-properties style:column-width="3.351cm"/>
    </style:style>
    <style:style style:name="Tabela1.B" style:family="table-column">
      <style:table-column-properties style:column-width="9.689cm"/>
    </style:style>
    <style:style style:name="Tabela1.C" style:family="table-column">
      <style:table-column-properties style:column-width="5.375cm"/>
    </style:style>
    <style:style style:name="Tabela1.1" style:family="table-row">
      <style:table-row-properties style:min-row-height="1.2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  <style:text-properties officeooo:rsid="0018e4b6" officeooo:paragraph-rsid="0018e4b6"/>
    </style:style>
    <style:style style:name="MP2" style:family="paragraph" style:parent-style-name="Table_20_Contents">
      <style:paragraph-properties fo:text-align="center" style:justify-single-word="false"/>
      <style:text-properties officeooo:rsid="0018e4b6" officeooo:paragraph-rsid="0018e4b6"/>
    </style:style>
    <style:style style:name="MP3" style:family="paragraph" style:parent-style-name="Table_20_Contents">
      <style:paragraph-properties fo:text-align="end" style:justify-single-word="false"/>
      <style:text-properties fo:font-size="8pt" officeooo:rsid="0018e4b6" officeooo:paragraph-rsid="00294176" style:font-size-asian="8pt" style:font-size-complex="8pt"/>
    </style:style>
    <style:style style:name="MP4" style:family="paragraph" style:parent-style-name="Header">
      <style:paragraph-properties fo:text-align="start" style:justify-single-word="false"/>
      <style:text-properties style:font-name="Arial" fo:font-size="9pt" officeooo:rsid="0012bab7" style:font-size-asian="9pt" style:font-size-complex="9pt"/>
    </style:style>
    <style:style style:name="MT1" style:family="text">
      <style:text-properties officeooo:rsid="00294176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Pégasus Sistemas</text:p>
            </table:table-cell>
            <table:table-cell table:style-name="Tabela1.B1" office:value-type="string">
              <text:p text:style-name="MP2"><text:s/><text:span text:style-name="MT1">Estrutura de Pastas</text:span></text:p>
            </table:table-cell>
            <table:table-cell table:style-name="Tabela1.C1" office:value-type="string">
              <text:p text:style-name="MP3"><text:file-name text:display="name-and-extension">Estrutura de Pastas.odt</text:file-name></text:p>
              <text:p text:style-name="MP3">Versão: 0001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-note7</meta:initial-creator>
    <meta:creation-date>2012-11-06T11:34:00</meta:creation-date>
    <dc:date>2013-06-07T17:40:07.62</dc:date>
    <meta:print-date>2013-06-05T10:47:00</meta:print-date>
    <meta:editing-cycles>40</meta:editing-cycles>
    <meta:editing-duration>PT11H29M32S</meta:editing-duration>
    <meta:generator>LibreOffice/4.0.3.3$Windows_x86 LibreOffice_project/0eaa50a932c8f2199a615e1eb30f7ac74279539</meta:generator>
    <dc:subject>Suporte</dc:subject>
    <dc:title>Manual</dc:title>
    <meta:document-statistic meta:table-count="1" meta:image-count="1" meta:object-count="0" meta:page-count="2" meta:paragraph-count="54" meta:word-count="441" meta:character-count="3120" meta:non-whitespace-character-count="2723"/>
    <meta:user-defined meta:name="AppVersion">12.0000</meta:user-defined>
    <meta:user-defined meta:name="Company">Pégasus Sistem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daniel de souza" VL:creator="" dc:date-time="2013-06-07T13:48:51"/>
</VL:version-list>
</file>